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97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8.251cm"/>
    </style:style>
    <style:style style:name="co4" style:family="table-column">
      <style:table-column-properties fo:break-before="auto" style:column-width="6.9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Communication Modelling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Input/Outpu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ytem Object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lab func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rresponding Scilab func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arker Code</text:p>
          </table:table-cell>
          <table:table-cell office:value-type="string" calcext:value-type="string">
            <text:p>http://in.mathworks.com/help/comm/ref/comm.barkercod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Gold sequence</text:p>
          </table:table-cell>
          <table:table-cell office:value-type="string" calcext:value-type="string">
            <text:p>http://in.mathworks.com/help/comm/ref/comm.goldsequenc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Hadamard code</text:p>
          </table:table-cell>
          <table:table-cell office:value-type="string" calcext:value-type="string">
            <text:p>http://in.mathworks.com/help/comm/ref/comm.hadamardcod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Kasami sequence</text:p>
          </table:table-cell>
          <table:table-cell office:value-type="string" calcext:value-type="string">
            <text:p>http://in.mathworks.com/help/comm/ref/comm.kasamisequenc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Walsh Sequence</text:p>
          </table:table-cell>
          <table:table-cell office:value-type="string" calcext:value-type="string">
            <text:p>http://in.mathworks.com/help/comm/ref/comm.walshcod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PN Sequence</text:p>
          </table:table-cell>
          <table:table-cell office:value-type="string" calcext:value-type="string">
            <text:p>http://in.mathworks.com/help/comm/ref/comm.pnsequenc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unct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lab func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rresponding Scilab function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table:style-name="ce1" office:value-type="string" calcext:value-type="string">
            <text:p>commsrc.combinedjitter</text:p>
          </table:table-cell>
          <table:table-cell office:value-type="string" calcext:value-type="string">
            <text:p>http://in.mathworks.com/help/comm/ref/commsrc.combinedjitter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commsrc.pattern</text:p>
          </table:table-cell>
          <table:table-cell office:value-type="string" calcext:value-type="string">
            <text:p>http://in.mathworks.com/help/comm/ref/commsrc.pattern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commsrc.pn</text:p>
          </table:table-cell>
          <table:table-cell office:value-type="string" calcext:value-type="string">
            <text:p>http://in.mathworks.com/help/comm/ref/commsrc.pn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IteZadoffChuSeq</text:p>
          </table:table-cell>
          <table:table-cell office:value-type="string" calcext:value-type="string">
            <text:p>http://in.mathworks.com/help/comm/ref/ltezadoffchuseq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mask2shift</text:p>
          </table:table-cell>
          <table:table-cell office:value-type="string" calcext:value-type="string">
            <text:p>http://in.mathworks.com/help/comm/ref/mask2shift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randerr</text:p>
          </table:table-cell>
          <table:table-cell office:value-type="string" calcext:value-type="string">
            <text:p>http://in.mathworks.com/help/comm/ref/randerr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randsrc</text:p>
          </table:table-cell>
          <table:table-cell office:value-type="string" calcext:value-type="string">
            <text:p>http://in.mathworks.com/help/comm/ref/randsrc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shift2mask</text:p>
          </table:table-cell>
          <table:table-cell office:value-type="string" calcext:value-type="string">
            <text:p>http://in.mathworks.com/help/comm/ref/shift2mask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wgn</text:p>
          </table:table-cell>
          <table:table-cell office:value-type="string" calcext:value-type="string">
            <text:p>http://in.mathworks.com/help/comm/ref/wgn.html</text:p>
          </table:table-cell>
          <table:table-cell office:value-type="string" calcext:value-type="string">
            <text:p>noisegen</text:p>
          </table:table-cell>
          <table:table-cell office:value-type="string" calcext:value-type="string">
            <text:p>http://help.scilab.org/docs/5.5.2/en_US/noisegen.html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ignal and Delay Managem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t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lab func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rresponding Scilab func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i2de</text:p>
          </table:table-cell>
          <table:table-cell office:value-type="string" calcext:value-type="string">
            <text:p>http://in.mathworks.com/help/comm/ref/bi2de.html</text:p>
          </table:table-cell>
          <table:table-cell office:value-type="string" calcext:value-type="string">
            <text:p>bin2dec</text:p>
          </table:table-cell>
          <table:table-cell office:value-type="string" calcext:value-type="string">
            <text:p>https://help.scilab.org/doc/5.3.3/en_US/bin2dec.html</text:p>
          </table:table-cell>
        </table:table-row>
        <table:table-row table:style-name="ro1">
          <table:table-cell office:value-type="string" calcext:value-type="string">
            <text:p>de2bi</text:p>
          </table:table-cell>
          <table:table-cell office:value-type="string" calcext:value-type="string">
            <text:p>http://in.mathworks.com/help/comm/ref/de2bi.html</text:p>
          </table:table-cell>
          <table:table-cell office:value-type="string" calcext:value-type="string">
            <text:p>dec2bin</text:p>
          </table:table-cell>
          <table:table-cell office:value-type="string" calcext:value-type="string">
            <text:p>https://help.scilab.org/doc/5.3.3/en_US/dec2bin.html</text:p>
          </table:table-cell>
        </table:table-row>
        <table:table-row table:style-name="ro1">
          <table:table-cell office:value-type="string" calcext:value-type="string">
            <text:p>bin2gray</text:p>
          </table:table-cell>
          <table:table-cell office:value-type="string" calcext:value-type="string">
            <text:p>http://in.mathworks.com/help/comm/ref/bin2gray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gray2bin</text:p>
          </table:table-cell>
          <table:table-cell office:value-type="string" calcext:value-type="string">
            <text:p>http://in.mathworks.com/help/comm/ref/gray2bin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alignsignals</text:p>
          </table:table-cell>
          <table:table-cell office:value-type="string" calcext:value-type="string">
            <text:p>http://in.mathworks.com/help/comm/ref/alignsignal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finddelay</text:p>
          </table:table-cell>
          <table:table-cell office:value-type="string" calcext:value-type="string">
            <text:p>http://in.mathworks.com/help/comm/ref/finddelay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vec2mat</text:p>
          </table:table-cell>
          <table:table-cell office:value-type="string" calcext:value-type="string">
            <text:p>http://in.mathworks.com/help/comm/ref/vec2mat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isplay and Visual Analysi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t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lab func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rresponding Scilab func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ertool</text:p>
          </table:table-cell>
          <table:table-cell office:value-type="string" calcext:value-type="string">
            <text:p>http://in.mathworks.com/help/comm/ref/bertool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commscope.eyediagram</text:p>
          </table:table-cell>
          <table:table-cell office:value-type="string" calcext:value-type="string">
            <text:p>http://in.mathworks.com/help/comm/ref/commscope.eyediagram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commscope.ScatterPlot</text:p>
          </table:table-cell>
          <table:table-cell office:value-type="string" calcext:value-type="string">
            <text:p>http://in.mathworks.com/help/comm/ref/commscope.scatterplot.html</text:p>
          </table:table-cell>
          <table:table-cell office:value-type="string" calcext:value-type="string">
            <text:p>scattermatrix</text:p>
          </table:table-cell>
          <table:table-cell office:value-type="string" calcext:value-type="string">
            <text:p>http://wiki.scilab.org/howto/scatterplotmatrix</text:p>
          </table:table-cell>
        </table:table-row>
        <table:table-row table:style-name="ro1">
          <table:table-cell office:value-type="string" calcext:value-type="string">
            <text:p>eyediagram</text:p>
          </table:table-cell>
          <table:table-cell office:value-type="string" calcext:value-type="string">
            <text:p>http://in.mathworks.com/help/comm/ref/eyediagram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EyeScope</text:p>
          </table:table-cell>
          <table:table-cell office:value-type="string" calcext:value-type="string">
            <text:p>http://in.mathworks.com/help/comm/ref/eyescope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scatterplot</text:p>
          </table:table-cell>
          <table:table-cell office:value-type="string" calcext:value-type="string">
            <text:p>http://in.mathworks.com/help/comm/ref/scatterplot.html</text:p>
          </table:table-cell>
          <table:table-cell office:value-type="string" calcext:value-type="string">
            <text:p>scattermatrix</text:p>
          </table:table-cell>
          <table:table-cell office:value-type="string" calcext:value-type="string">
            <text:p>http://wiki.scilab.org/howto/scatterplotmatr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1:24:04.720757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0:48:43.215835100</meta:creation-date>
    <dc:date>2015-06-25T12:43:17.865812197</dc:date>
    <meta:editing-duration>PT1H15M20S</meta:editing-duration>
    <meta:editing-cycles>9</meta:editing-cycles>
    <meta:generator>LibreOffice/4.2.8.2$Linux_X86_64 LibreOffice_project/420m0$Build-2</meta:generator>
    <meta:document-statistic meta:table-count="1" meta:cell-count="136" meta:object-count="0"/>
  </office:meta>
</office:document-meta>
</file>